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cd083"/>
    </style:style>
    <style:style style:name="P4" style:family="paragraph" style:parent-style-name="Text_20_body" style:list-style-name="L1">
      <style:paragraph-properties fo:text-align="justify" style:justify-single-word="false"/>
      <style:text-properties officeooo:paragraph-rsid="000cd083"/>
    </style:style>
    <style:style style:name="P5" style:family="paragraph" style:parent-style-name="Text_20_body">
      <style:paragraph-properties fo:text-align="justify" style:justify-single-word="false"/>
      <style:text-properties officeooo:paragraph-rsid="000f20e5"/>
    </style:style>
    <style:style style:name="P6" style:family="paragraph" style:parent-style-name="Text_20_body">
      <style:paragraph-properties fo:text-align="justify" style:justify-single-word="false"/>
      <style:text-properties officeooo:paragraph-rsid="00103bd3"/>
    </style:style>
    <style:style style:name="P7" style:family="paragraph" style:parent-style-name="Text_20_body">
      <style:paragraph-properties fo:text-align="justify" style:justify-single-word="false"/>
      <style:text-properties officeooo:paragraph-rsid="00116494"/>
    </style:style>
    <style:style style:name="P8" style:family="paragraph" style:parent-style-name="Text_20_body">
      <style:paragraph-properties fo:text-align="justify" style:justify-single-word="false"/>
      <style:text-properties officeooo:paragraph-rsid="0011f74d"/>
    </style:style>
    <style:style style:name="P9" style:family="paragraph" style:parent-style-name="Text_20_body">
      <style:paragraph-properties fo:text-align="justify" style:justify-single-word="false"/>
      <style:text-properties officeooo:paragraph-rsid="001203db"/>
    </style:style>
    <style:style style:name="P10" style:family="paragraph" style:parent-style-name="Text_20_body" style:list-style-name="L3">
      <style:paragraph-properties fo:text-align="justify" style:justify-single-word="false"/>
      <style:text-properties officeooo:paragraph-rsid="0013b9ea"/>
    </style:style>
    <style:style style:name="P11" style:family="paragraph" style:parent-style-name="Text_20_body">
      <style:paragraph-properties fo:text-align="justify" style:justify-single-word="false"/>
      <style:text-properties officeooo:paragraph-rsid="0013b9ea"/>
    </style:style>
    <style:style style:name="P12" style:family="paragraph" style:parent-style-name="Text_20_body">
      <style:paragraph-properties fo:text-align="justify" style:justify-single-word="false"/>
      <style:text-properties officeooo:paragraph-rsid="0016978e"/>
    </style:style>
    <style:style style:name="P13" style:family="paragraph" style:parent-style-name="Text_20_body">
      <style:paragraph-properties fo:text-align="justify" style:justify-single-word="false"/>
      <style:text-properties officeooo:paragraph-rsid="0017bfc3"/>
    </style:style>
    <style:style style:name="P14" style:family="paragraph" style:parent-style-name="Text_20_body">
      <style:text-properties officeooo:paragraph-rsid="000f20e5"/>
    </style:style>
    <style:style style:name="P15" style:family="paragraph" style:parent-style-name="Text_20_body" style:list-style-name="L2">
      <style:text-properties officeooo:paragraph-rsid="000f20e5"/>
    </style:style>
    <style:style style:name="P16" style:family="paragraph" style:parent-style-name="Text_20_body" style:list-style-name="L2">
      <style:text-properties officeooo:paragraph-rsid="00103bd3"/>
    </style:style>
    <style:style style:name="P17" style:family="paragraph" style:parent-style-name="Text_20_body">
      <style:text-properties officeooo:paragraph-rsid="00103bd3"/>
    </style:style>
    <style:style style:name="P18" style:family="paragraph" style:parent-style-name="Text_20_body">
      <style:text-properties officeooo:paragraph-rsid="0013c948"/>
    </style:style>
    <style:style style:name="P19" style:family="paragraph" style:parent-style-name="Text_20_body" style:list-style-name="L5">
      <style:paragraph-properties>
        <style:tab-stops>
          <style:tab-stop style:position="0.026cm"/>
        </style:tab-stops>
      </style:paragraph-properties>
      <style:text-properties officeooo:paragraph-rsid="0013c948"/>
    </style:style>
    <style:style style:name="P20" style:family="paragraph" style:parent-style-name="Text_20_body">
      <style:text-properties officeooo:paragraph-rsid="0014bed9"/>
    </style:style>
    <style:style style:name="P21" style:family="paragraph" style:parent-style-name="Text_20_body">
      <style:text-properties officeooo:paragraph-rsid="0017bfc3"/>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paragraph-rsid="000cd083"/>
    </style:style>
    <style:style style:name="T1" style:family="text">
      <style:text-properties officeooo:rsid="000cd083"/>
    </style:style>
    <style:style style:name="T2" style:family="text">
      <style:text-properties officeooo:rsid="000f20e5"/>
    </style:style>
    <style:style style:name="T3" style:family="text">
      <style:text-properties fo:font-weight="bold" officeooo:rsid="000f20e5" style:font-weight-asian="bold" style:font-weight-complex="bold"/>
    </style:style>
    <style:style style:name="T4" style:family="text">
      <style:text-properties officeooo:rsid="00103bd3"/>
    </style:style>
    <style:style style:name="T5" style:family="text">
      <style:text-properties officeooo:rsid="00116494"/>
    </style:style>
    <style:style style:name="T6" style:family="text">
      <style:text-properties officeooo:rsid="0011f74d"/>
    </style:style>
    <style:style style:name="T7" style:family="text">
      <style:text-properties officeooo:rsid="001203db"/>
    </style:style>
    <style:style style:name="T8" style:family="text">
      <style:text-properties officeooo:rsid="0013b9ea"/>
    </style:style>
    <style:style style:name="T9" style:family="text">
      <style:text-properties officeooo:rsid="0013c948"/>
    </style:style>
    <style:style style:name="T10" style:family="text">
      <style:text-properties officeooo:rsid="0014bed9"/>
    </style:style>
    <style:style style:name="T11" style:family="text">
      <style:text-properties officeooo:rsid="0016978e"/>
    </style:style>
    <style:style style:name="T12" style:family="text">
      <style:text-properties officeooo:rsid="0017bfc3"/>
    </style:style>
    <style:style style:name="T13" style:family="text">
      <style:text-properties officeooo:rsid="0019915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h text:style-name="P23" text:outline-level="1"><text:span text:style-name="T1">Préambule</text:span></text:h>
      <text:p text:style-name="P3"><text:span text:style-name="T1"><text:tab/>Ce manuel d'utilisation a pour objectif d'expliquer le fonctionnement de l'application CAeSAR de manière succinte afin que vous arriviez à utiliser le gestionnaire de ressources en autogestion rapidement.</text:span></text:p>
      <text:p text:style-name="P3"><text:span text:style-name="T1"/></text:p>
      <text:p text:style-name="P3"><text:span text:style-name="T1"><text:tab/>Pour ce faire, le manuel a été découpé en deux parties en séparant l'utilisation du site ainsi que son administration.</text:span></text:p>
      <text:h text:style-name="P23" text:outline-level="1"><text:span text:style-name="T1">Utilisation de l'application</text:span></text:h>
      <text:p text:style-name="P3"><text:span text:style-name="T1"><text:tab/>La partie utilisateur de l'application est intuitive et contient peut d'éléments. De plus, elle est adaptée pour étre utilisée avec une tablette.</text:span></text:p>
      <text:p text:style-name="P3"><text:span text:style-name="T1">Lorsque vous accéder à l'application, vous arrivez sur l'écran suivant :</text:span></text:p>
      <text:h text:style-name="Heading_20_1" text:outline-level="1"><text:span text:style-name="T1">A</text:span><text:span text:style-name="T2">ccueil</text:span></text:h>
      <text:p text:style-name="P3"><text:span text:style-name="T1"><text:tab/>Ainsi, les actions réalisables à partir de cet écran sont :</text:span></text:p>
      <text:list xml:id="list818959467" text:style-name="L1">
        <text:list-item>
          <text:list>
            <text:list-item>
              <text:list>
                <text:list-item>
                  <text:p text:style-name="P4"><text:span text:style-name="T1">Consulter une ressource</text:span></text:p>
                </text:list-item>
                <text:list-item>
                  <text:p text:style-name="P4"><text:span text:style-name="T1">Emprunter une ressource</text:span></text:p>
                </text:list-item>
                <text:list-item>
                  <text:p text:style-name="P4"><text:span text:style-name="T1">Rendre une ressource</text:span></text:p>
                </text:list-item>
                <text:list-item>
                  <text:p text:style-name="P4"><text:span text:style-name="T1">Accéder à l'écran de rechercher</text:span></text:p>
                </text:list-item>
                <text:list-item>
                  <text:p text:style-name="P4"><text:span text:style-name="T1">Se connecter</text:span></text:p>
                </text:list-item>
                <text:list-item>
                  <text:p text:style-name="P4"><text:span text:style-name="T1">S'inscrire</text:span></text:p>
                </text:list-item>
                <text:list-item>
                  <text:p text:style-name="P4"><text:span text:style-name="T1">Changer de langue</text:span></text:p>
                </text:list-item>
              </text:list>
            </text:list-item>
          </text:list>
        </text:list-item>
      </text:list>
      <text:p text:style-name="P3"><text:span text:style-name="T1"/></text:p>
      <text:p text:style-name="P3"><text:span text:style-name="T1"><text:tab/></text:span><text:span text:style-name="T2">Les actions consulter, emprunter et rendre nécessite d'être explicitées. En effet, pour que ces actions soient disponibles, il faut que le code saisie dans la zone de texte soit un code ISBN (10 ou 13) ou bien un code propriétaire (commençant par C-). Lors de la saisie du code valide, les boutons seront activés comme suit :</text:span></text:p>
      <text:p text:style-name="P3"><text:span text:style-name="T2"><text:tab/>INPUT et champs activés.</text:span></text:p>
      <text:p text:style-name="P3"><text:span text:style-name="T2"/></text:p>
      <text:p text:style-name="P3"><text:span text:style-name="T2"><text:tab/>Il faut également savoir que presque lors de chaque action concernant un emprunt ou un rendu, il vous faudra vous </text:span><text:span text:style-name="T3">identifier</text:span><text:span text:style-name="T2">, c'est-à-dire qu'il vous faudra saisir votre nom d'utilisateur ou votre code BU sur l'écran suivant :</text:span></text:p>
      <text:p text:style-name="P3"><text:span text:style-name="T2"><text:tab/>Ecran de login</text:span></text:p>
      <text:p text:style-name="P3"><text:span text:style-name="T2"/></text:p>
      <text:p text:style-name="P5"><text:span text:style-name="T3"><text:tab/>Attention :</text:span><text:span text:style-name="T2"> Se connecter ne signifie pas que l'action sera réalisée mais seulement si vous pouvez le faire ou non. En effet, il est possible de réserver une ressource. Ainsi, l'emprunt d'une ressource réservée peux vous être refusé comme on peut le voir sur l'écran suivant :</text:span></text:p>
      <text:p text:style-name="P5"><text:span text:style-name="T2"><text:tab/>Ecran reservations bloquantes</text:span></text:p>
      <text:p text:style-name="P5"><text:span text:style-name="T2"/></text:p>
      <text:p text:style-name="P14"><text:span text:style-name="T2"><text:tab/>Sur le menu est présente la possibilité de vous inscrire en remplissant quelques informations que l'on peut voir sur cette image :</text:span></text:p>
      <text:p text:style-name="P14"><text:span text:style-name="T2">Ecran inscription</text:span></text:p>
      <text:h text:style-name="Heading_20_2" text:outline-level="2"><text:span text:style-name="T5">Connexion</text:span></text:h>
      <text:p text:style-name="P14"><text:span text:style-name="T2"><text:tab/>Lorsque vous effectuer votre première action d'emprunt ou de rendu, vous devez vous connecter. Il vous est également possible de vous connecté par le biais du bouton connection. Une fois cette connexion établie, un nouvel emprunt ne vous redemendera pas votre identifiant. </text:span><text:soft-page-break/><text:span text:style-name="T2">Cependant, le menu aura légèrement changé comme le montre l'écran suivant.</text:span></text:p>
      <text:p text:style-name="P14"><text:span text:style-name="T2">Ecran connecté</text:span></text:p>
      <text:p text:style-name="P14"><text:span text:style-name="T2"><text:tab/>Ces modifications vous permettent plus d'actions comme voir votre profil :</text:span></text:p>
      <text:p text:style-name="P14"><text:span text:style-name="T2"><text:tab/>ecran voir son profil</text:span></text:p>
      <text:p text:style-name="P14"><text:span text:style-name="T2"><text:tab/>A partir de votre profil, vous pouvez également modifier vos informations. Sachez cependant que cette action va vous demander de vous </text:span><text:span text:style-name="T3">authentifier</text:span><text:span text:style-name="T2">, c'est-à-dire saisir votre mot de passe.</text:span></text:p>
      <text:p text:style-name="P14"><text:span text:style-name="T2">Ecran authentification</text:span></text:p>
      <text:p text:style-name="P14"><text:span text:style-name="T2"><text:tab/>La connexion à votre compte vous permet également de pouvoir :</text:span></text:p>
      <text:list xml:id="list1664736599" text:style-name="L2">
        <text:list-item>
          <text:p text:style-name="P15"><text:span text:style-name="T2">Lister <text:s/>vos emprunts</text:span></text:p>
        </text:list-item>
        <text:list-item>
          <text:p text:style-name="P15"><text:span text:style-name="T2">Lister vos réservations</text:span></text:p>
        </text:list-item>
        <text:list-item>
          <text:p text:style-name="P16"><text:span text:style-name="T4">Se déconnecter</text:span></text:p>
        </text:list-item>
      </text:list>
      <text:p text:style-name="P17"><text:span text:style-name="T4">Ecran menu connecté</text:span></text:p>
      <text:p text:style-name="P17"><text:span text:style-name="T4"/></text:p>
      <text:p text:style-name="P6"><text:span text:style-name="T4">L'écran des réservations vous permet bien évidemment de pouvoir supprimer les réservations que vous souhaitez si vous n'avez plus besoin de la ressource ou qu'une personne nécessitant le livre est bloqué par votre réservation.</text:span></text:p>
      <text:p text:style-name="P17"><text:span text:style-name="T4">Ecran mes réservations</text:span></text:p>
      <text:h text:style-name="Heading_20_2" text:outline-level="2"><text:span text:style-name="T5">La recherche</text:span></text:h>
      <text:p text:style-name="P7"><text:span text:style-name="T5"><text:tab/>L'écran de recherche est sobre mais vous donne accès à un grand nombre de fonctionnalité de l'application. En effet, c'est à partir de cette écran que vous pouvez lister toutes les ressources gérées par l'application ainsi que rechercher les livres contenant les informations qui vous intéressent.</text:span></text:p>
      <text:p text:style-name="P7"><text:span text:style-name="T5">Ecran de recherche</text:span></text:p>
      <text:p text:style-name="P7"><text:span text:style-name="T5"/></text:p>
      <text:p text:style-name="P7"><text:span text:style-name="T5"><text:tab/>Cet écran vous permet bien évidemment de trier vos recherches par code ou par titre.</text:span></text:p>
      <text:h text:style-name="Heading_20_2" text:outline-level="2"><text:span text:style-name="T5">La consultation</text:span></text:h>
      <text:p text:style-name="P7"><text:span text:style-name="T5"><text:tab/>L'écran de consultation vous donne accès aux informations de la ressources comme sa couverture, son ISBN, son résumé, etc. C'est également à partir de cette écran que vous pouvez réserver ou vous abonner (ou se désabonner) à une ressource. Ces actions nécessitent que vous soyez authentifié.</text:span></text:p>
      <text:p text:style-name="P8"><text:span text:style-name="T6">Ecran consultation</text:span></text:p>
      <text:p text:style-name="P7"><text:span text:style-name="T5"/></text:p>
      <text:p text:style-name="P7"><text:span text:style-name="T5"><text:tab/>L'abonnement à une ressource vous permet de recevoir des notifications par mail quand une ressource est empruntée ou rendu. Elle a pour objectif d'aider une personne ayant mis une de ses ressources à disposition. </text:span></text:p>
      <text:p text:style-name="P7"><text:span text:style-name="T5"><text:tab/>Attention : L'abonnement pout être désactivé par l'administrateur. Ainsi, vos abonnements seront sauvegardés mais vous ne recevrez plus de notifiations.</text:span></text:p>
      <text:h text:style-name="P22" text:outline-level="1"><text:span text:style-name="T1">Administration</text:span></text:h>
      <text:p text:style-name="P9"><text:span text:style-name="T7"><text:tab/>La partie administration du site web est sans doute la plus complète. En effet, elle vous donne accès à un grand nombre de fonctionnalité</text:span><text:span text:style-name="T8">s</text:span><text:span text:style-name="T7">.</text:span></text:p>
      <text:list xml:id="list1987990435" text:style-name="L3">
        <text:list-item>
          <text:list>
            <text:list-item>
              <text:p text:style-name="P10"><text:span text:style-name="T8">Administrer l'application</text:span></text:p>
            </text:list-item>
            <text:list-item>
              <text:p text:style-name="P10"><text:span text:style-name="T8">Gérer les utilisateurs</text:span></text:p>
            </text:list-item>
            <text:list-item>
              <text:p text:style-name="P10"><text:span text:style-name="T8">Gérer les ressources</text:span></text:p>
            </text:list-item>
            <text:list-item>
              <text:p text:style-name="P10"><text:span text:style-name="T8">Gérer les emplacements</text:span></text:p>
            </text:list-item>
            <text:list-item>
              <text:p text:style-name="P10"><text:span text:style-name="T8">Gérer les emprunts</text:span></text:p>
            </text:list-item>
            <text:list-item>
              <text:p text:style-name="P10"><text:span text:style-name="T8">Gérer les étiquettes</text:span></text:p>
            </text:list-item>
          </text:list>
        </text:list-item>
      </text:list>
      <text:p text:style-name="P11"/>
      <text:h text:style-name="Heading_20_2" text:outline-level="2"><text:span text:style-name="T8">Administrer l'application</text:span></text:h>
      <text:p text:style-name="P18"><text:span text:style-name="T9"><text:tab/>Cette partie regroupe les actions générales possible sur l'application. Ces actions sont :</text:span></text:p>
      <text:list xml:id="list1147064811" text:style-name="L5">
        <text:list-item>
          <text:list>
            <text:list-item>
              <text:p text:style-name="P19"><text:span text:style-name="T9">Modificatier du mot de passe administrateur</text:span></text:p>
            </text:list-item>
            <text:list-item>
              <text:p text:style-name="P19"><text:span text:style-name="T9">Purger les anciennes réservations</text:span></text:p>
            </text:list-item>
            <text:list-item>
              <text:p text:style-name="P19"><text:span text:style-name="T9">Lister et supprimer <text:s/>une ou plusieurs réservation(s)</text:span></text:p>
            </text:list-item>
            <text:list-item>
              <text:p text:style-name="P19"><text:span text:style-name="T9">Gérer le module de webmining</text:span></text:p>
            </text:list-item>
            <text:list-item>
              <text:p text:style-name="P19"><text:span text:style-name="T9">Gérer l'état de l'abonnement</text:span></text:p>
            </text:list-item>
            <text:list-item>
              <text:p text:style-name="P19"><text:span text:style-name="T9">Créer et charger un backup de l'application</text:span></text:p>
            </text:list-item>
          </text:list>
        </text:list-item>
      </text:list>
      <text:h text:style-name="Heading_20_2" text:outline-level="2"><text:span text:style-name="T9">Gérer les utilisateurs</text:span></text:h>
      <text:p text:style-name="Text_20_body"><text:span text:style-name="T9"><text:tab/>La gestion des utilisateurs vous permet de lister les utilisateurs comme le montre l'écran suivant :</text:span></text:p>
      <text:p text:style-name="P20"><text:span text:style-name="T10">Ecran</text:span></text:p>
      <text:p text:style-name="P2"><text:span text:style-name="T9"><text:tab/>Cet </text:span><text:span text:style-name="T10">écran vous permet également de modifier ou supprimer un utilisateur mais également voir les emprunts associé à un utilisateur. Il vous est également possible d'ajouter un nouvel utilisateur.</text:span></text:p>
      <text:h text:style-name="Heading_20_2" text:outline-level="2"><text:span text:style-name="T8">Gérer les ressources</text:span></text:h>
      <text:p text:style-name="P12"><text:span text:style-name="T11"><text:tab/>Comme pour la gestion des utilisateurs, il vous est possible de lister les ressources et donc de les modifier, de les supprimer, de visualiser les emprunts concernants une ressource mais également d'en ajouter une nouvelle. Cependant, cette partie est plus complexe. En effet, la description longue d'une ressource est une zone de texte contenant un squelette. Cette partie vous donne la possibilité de modifier ce squelette comme le montre l'écran suivant :</text:span></text:p>
      <text:p text:style-name="P12"><text:span text:style-name="T11">Ecran</text:span></text:p>
      <text:p text:style-name="P12"><text:span text:style-name="T11"/></text:p>
      <text:p text:style-name="P12"><text:span text:style-name="T11"><text:tab/>De plus, l'application est équipé d'un module de webmining <text:s/>vous permettant de rechercher les informations d'une ressources depuis Google Books. Si le module est activé, un certain nombre d'informations est prérempli par le module comme le montre l'écran suivant : </text:span></text:p>
      <text:p text:style-name="P12"><text:soft-page-break/><text:span text:style-name="T11"><text:tab/>En cas d'abscence d'informations sur le service Google Books, une fenêtre modale vous sera affichée pour vous indiquer l'impossibilité de préremplir les champs d'ajout ou de modification d'une ressource.</text:span></text:p>
      <text:p text:style-name="P12"><text:span text:style-name="T11">Ecran popup</text:span></text:p>
      <text:h text:style-name="Heading_20_2" text:outline-level="2"><text:span text:style-name="T8">Gérer les emplacements </text:span><text:span text:style-name="T12">de la bibliothèque</text:span></text:h>
      <text:p text:style-name="P13"><text:span text:style-name="T12"><text:tab/>Les emplacements représentent les éléments (étagères, tiroirs) dans lequels les ressources seront rangées. Ainsi, cette partie vous permet de les lister, des les modifier, de les supprimer ou d'en ajouter.</text:span></text:p>
      <text:h text:style-name="Heading_20_2" text:outline-level="2"><text:span text:style-name="T8">Gérer les emprunts</text:span></text:h>
      <text:p text:style-name="P21"><text:span text:style-name="T12"><text:tab/>La partie emprunt est assez simple puisqu'elle ne vous permet que de lister les emprunts en cours ou archivés.</text:span></text:p>
      <text:h text:style-name="Heading_20_2" text:outline-level="2"><text:span text:style-name="T8">Gérer les étiquettes</text:span></text:h>
      <text:p text:style-name="P2"><text:span text:style-name="T8"><text:tab/></text:span><text:span text:style-name="T12">La gestion des étiquettes concerne uniquement les ressources ne possédant pas d'ISBN comme les thèses, les CD etc. Ainsi, pour les gérer, il vous faut créer des planches d'étiquettes propriétaires. </text:span></text:p>
      <text:p text:style-name="P13"><text:span text:style-name="T12"><text:tab/>Pour cela, cette partie vous permet de lister les étiquettes imprimées non utilisées et de pouvoir les supprimer (en cas de perte de planche par exemple).</text:span></text:p>
      <text:p text:style-name="P13"><text:span text:style-name="T12">La génération de planche d'étiquettes dépend du format que vous utiliser. Ainsi, il vous est possible d'ajouter un format utilisable lors de la génération :</text:span></text:p>
      <text:p text:style-name="P13"><text:span text:style-name="T12">Ecran ajout de format.</text:span></text:p>
      <text:p text:style-name="P13"><text:span text:style-name="T12">Pour vérifier les informations, vous pouvez utiliser la création d'étiquette de LibreOffice ou d'OpenOffice.</text:span></text:p>
      <text:p text:style-name="P13"><text:span text:style-name="T12">Cette gestion des formats vous permet de générer assez rapidement autant de planches que vous le souhaitez sans avoir à resaisir les informations. </text:span><text:span text:style-name="T13">Il vous suffira d'imprimer l'écran pour obtenir le formatage choisi.</text:span></text:p>
      <text:p text:style-name="P13"><text:span text:style-name="T12">Exemple de génération :</text:span></text:p>
      <text:p text:style-name="P13"><text:span text:style-name="T12">Ecr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05-05T16:05:15</meta:creation-date>
    <meta:generator>LibreOffice/3.6$Linux_X86_64 LibreOffice_project/360m1$Build-2</meta:generator>
    <dc:date>2013-05-05T18:12:36</dc:date>
    <dc:creator>Quentin </dc:creator>
    <meta:editing-duration>PT1H51M57S</meta:editing-duration>
    <meta:editing-cycles>14</meta:editing-cycles>
    <meta:document-statistic meta:table-count="0" meta:image-count="0" meta:object-count="0" meta:page-count="7" meta:paragraph-count="85" meta:word-count="1128" meta:character-count="7212" meta:non-whitespace-character-count="6153"/>
  </office:meta>
</office:document-meta>
</file>